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 style:list-style-name="WW8Num7"/>
    <style:style style:name="P9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 style:parent-style-name="Heading_20_1" style:list-style-name="WW8Num7"/>
    <style:style style:name="P11" style:family="paragraph" style:parent-style-name="Heading_20_1">
      <style:paragraph-properties fo:margin-left="0cm" fo:margin-right="0cm" fo:text-indent="0cm" style:auto-text-indent="false"/>
    </style:style>
    <style:style style:name="P12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3" style:family="paragraph" style:parent-style-name="Heading_20_2" style:list-style-name="WW8Num7">
      <style:paragraph-properties fo:margin-left="0cm" fo:margin-right="0cm" fo:text-indent="0cm" style:auto-text-indent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emória Virtual<text:line-break/>Caso de uso: ObterNovaSenha</text:p>
      <text:p text:style-name="P7"/>
      <text:p text:style-name="P7"/>
      <text:h text:style-name="Heading_20_1" text:outline-level="1">Breve Descrição</text:h>
      <text:p text:style-name="Text_20_body"><text:s text:c="4"/>O caso de uso ObterNovaSenha permite ao usuário criar um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40285446" text:style-name="WW8Num7">
        <text:list-item>
          <text:p text:style-name="P8">O usuário seleciona a opção “Esqueci a Senha ou Gerar Nova Senha”;</text:p>
        </text:list-item>
        <text:list-item>
          <text:p text:style-name="P8">O usuário fornece o seu e-mail cadastrado, o sistema gera um link de redefinição de senha e envia para o e-mail <text:s/>fornecido;</text:p>
        </text:list-item>
        <text:list-item>
          <text:p text:style-name="P8">O usuário clica no link de redefinição de senha enviado por e-mail, e o usuário cadastra uma nova senha.</text:p>
        </text:list-item>
        <text:list-item>
          <text:p text:style-name="P8">O caso de uso é encerrado.</text:p>
          <text:h text:style-name="P10" text:outline-level="1"/>
          <text:h text:style-name="P12" text:outline-level="1">5 <text:s text:c="3"/>Fluxos Alternativos</text:h>
          <text:list>
            <text:list-header>
              <text:h text:style-name="P13" text:outline-level="2">Fluxo Alternativo 1</text:h>
            </text:list-header>
          </text:list>
          <text:p text:style-name="P8">Se no passo <text:s/>2 <text:s/>do fluxo básico o usuário fornece um e-mail não cadastrado no sistema, então</text:p>
          <text:p text:style-name="P8">1. O sistema exibe a mensagem “E-mail não cadastrado”;</text:p>
          <text:p text:style-name="P8">2. O sistema não envia o link de redefinição de senha;</text:p>
          <text:p text:style-name="P8">3. O caso de uso é encerrado.</text:p>
          <text:list>
            <text:list-header>
              <text:h text:style-name="P13" text:outline-level="2" text:restart-numbering="true" text:start-value="-1">Fluxo Alternativo 2</text:h>
            </text:list-header>
          </text:list>
          <text:p text:style-name="P8">Se no passo <text:s/>3 do fluxo básico o usuário não clica no link de redefinição de senha, entao</text:p>
          <text:p text:style-name="P8">1. A senha do usuário não é alterada;</text:p>
          <text:p text:style-name="P8">2. O caso de uso é encerrado.</text:p>
          <text:p text:style-name="P8"/>
        </text:list-item>
      </text:list>
      <text:h text:style-name="P11" text:outline-level="1" text:is-list-header="true">6 Pós-Condições</text:h>
      <text:p text:style-name="Standard"><text:tab/><text:span text:style-name="T2">Fluxo Básico: É cadastrada uma nova senha para o usuário.</text:span></text:p>
      <text:p text:style-name="P6"><text:soft-page-break/><text:tab/>Fluxo Alternativo 1: Não é enviado o link de redefinição de senha.</text:p>
      <text:p text:style-name="P6"><text:tab/>Fluxo Alernativo 2: A senha do usuário não é trocada.</text:p>
      <text:h text:style-name="P11" text:outline-level="1" text:is-list-header="true">7 Requisitos Especiais</text:h>
      <text:p text:style-name="P6"><text:s text:c="13"/>Performance: O e-mail de redefinição de senha deverá ser enviado em até 1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87cm" style:rel-column-width="8004*"/>
    </style:style>
    <style:style style:name="Tabela2.B" style:family="table-column">
      <style:table-column-properties style:column-width="10.619cm" style:rel-column-width="45036*"/>
    </style:style>
    <style:style style:name="Tabela2.C" style:family="table-column">
      <style:table-column-properties style:column-width="2.946cm" style:rel-column-width="12495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684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2-03T20:30:25.41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0</meta:editing-cycles>
    <meta:editing-duration>PT03H28M13S</meta:editing-duration>
    <meta:generator>BrOffice.org/3.2$Win32 OpenOffice.org_project/320m12$Build-9483</meta:generator>
    <dc:date>2011-02-03T20:30:25.33</dc:date>
    <meta:document-statistic meta:table-count="2" meta:image-count="1" meta:object-count="0" meta:page-count="2" meta:paragraph-count="35" meta:word-count="272" meta:character-count="1501"/>
  </office:meta>
</office:document-meta>
</file>